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2801D6CB4B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svg:stroke-color="#ff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8cm" fo:min-width="2.1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8cm" fo:min-width="1.7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9cm" fo:min-width="2.1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9cm" fo:min-width="2.1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8cm" fo:min-width="2.1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0.917cm" svg:height="27.891cm" draw:transform="rotate (3.1388001267866) translate (20.922cm 28.949cm)">
          <draw:image xlink:href="Pictures/10000000000001E0000002801D6CB4B7.jpg" xlink:type="simple" xlink:show="embed" xlink:actuate="onLoad">
            <text:p/>
          </draw:image>
        </draw:frame>
        <draw:line draw:style-name="gr2" draw:text-style-name="P1" draw:layer="layout" svg:x1="15.747cm" svg:y1="26.466cm" svg:x2="15.748cm" svg:y2="24.86cm">
          <text:p/>
        </draw:line>
        <draw:line draw:style-name="gr2" draw:text-style-name="P1" draw:layer="layout" svg:x1="17.351cm" svg:y1="28.073cm" svg:x2="17.352cm" svg:y2="26.467cm">
          <text:p/>
        </draw:line>
        <draw:line draw:style-name="gr2" draw:text-style-name="P1" draw:layer="layout" svg:x1="14.389cm" svg:y1="24.859cm" svg:x2="14.39cm" svg:y2="23.006cm">
          <text:p/>
        </draw:line>
        <draw:line draw:style-name="gr2" draw:text-style-name="P1" draw:layer="layout" svg:x1="12.908cm" svg:y1="23.005cm" svg:x2="12.909cm" svg:y2="21.028cm">
          <text:p/>
        </draw:line>
        <draw:line draw:style-name="gr2" draw:text-style-name="P1" draw:layer="layout" svg:x1="11.419cm" svg:y1="20.904cm" svg:x2="11.42cm" svg:y2="18.927cm">
          <text:p/>
        </draw:line>
        <draw:line draw:style-name="gr2" draw:text-style-name="P1" draw:layer="layout" svg:x1="9.946cm" svg:y1="19.05cm" svg:x2="9.948cm" svg:y2="16.826cm">
          <text:p/>
        </draw:line>
        <draw:line draw:style-name="gr2" draw:text-style-name="P1" draw:layer="layout" svg:x1="8.341cm" svg:y1="16.825cm" svg:x2="8.343cm" svg:y2="14.601cm">
          <text:p/>
        </draw:line>
        <draw:line draw:style-name="gr2" draw:text-style-name="P1" draw:layer="layout" svg:x1="6.86cm" svg:y1="14.601cm" svg:x2="6.862cm" svg:y2="12.377cm">
          <text:p/>
        </draw:line>
        <draw:line draw:style-name="gr2" draw:text-style-name="P1" draw:layer="layout" svg:x1="5.379cm" svg:y1="12.499cm" svg:x2="5.38cm" svg:y2="10.893cm">
          <text:p/>
        </draw:line>
        <draw:line draw:style-name="gr2" draw:text-style-name="P1" draw:layer="layout" svg:x1="3.898cm" svg:y1="10.892cm" svg:x2="3.899cm" svg:y2="8.792cm">
          <text:p/>
        </draw:line>
        <draw:frame draw:style-name="gr3" draw:layer="layout" svg:width="2.665cm" svg:height="1.188cm" draw:transform="rotate (1.5700981950941) translate (14.759cm 24.735cm)">
          <draw:text-box>
            <text:p>20mA</text:p>
          </draw:text-box>
        </draw:frame>
        <draw:line draw:style-name="gr2" draw:text-style-name="P1" draw:layer="layout" svg:x1="5.379cm" svg:y1="12.499cm" svg:x2="5.38cm" svg:y2="10.893cm">
          <text:p/>
        </draw:line>
        <draw:line draw:style-name="gr2" draw:text-style-name="P1" draw:layer="layout" svg:x1="5.379cm" svg:y1="12.499cm" svg:x2="5.38cm" svg:y2="10.893cm">
          <text:p/>
        </draw:line>
        <draw:frame draw:style-name="gr3" draw:layer="layout" svg:width="2.665cm" svg:height="1.188cm" draw:transform="rotate (1.5700981950941) translate (14.187cm 27.577cm)">
          <draw:text-box>
            <text:p>10mA</text:p>
          </draw:text-box>
        </draw:frame>
        <draw:frame draw:style-name="gr4" draw:layer="layout" svg:width="2.231cm" svg:height="1.188cm" draw:transform="rotate (1.5702727280193) translate (17.645cm 28.328cm)">
          <draw:text-box>
            <text:p>0mA</text:p>
          </draw:text-box>
        </draw:frame>
        <draw:frame draw:style-name="gr3" draw:layer="layout" svg:width="2.665cm" svg:height="1.188cm" draw:transform="rotate (1.5700981950941) translate (11.425cm 23.499cm)">
          <draw:text-box>
            <text:p>30mA</text:p>
          </draw:text-box>
        </draw:frame>
        <draw:frame draw:style-name="gr5" draw:layer="layout" svg:width="2.665cm" svg:height="1.189cm" draw:transform="rotate (1.5697491292437) translate (11.921cm 20.781cm)">
          <draw:text-box>
            <text:p>40mA</text:p>
          </draw:text-box>
        </draw:frame>
        <draw:frame draw:style-name="gr6" draw:layer="layout" svg:width="2.664cm" svg:height="1.189cm" draw:transform="rotate (1.5697491292437) translate (8.509cm 19.419cm)">
          <draw:text-box>
            <text:p>50mA</text:p>
          </draw:text-box>
        </draw:frame>
        <draw:frame draw:style-name="gr5" draw:layer="layout" svg:width="2.665cm" svg:height="1.189cm" draw:transform="rotate (1.5697491292437) translate (8.835cm 16.825cm)">
          <draw:text-box>
            <text:p>60mA</text:p>
          </draw:text-box>
        </draw:frame>
        <draw:frame draw:style-name="gr3" draw:layer="layout" svg:width="2.665cm" svg:height="1.188cm" draw:transform="rotate (1.5700981950941) translate (5.425cm 15.164cm)">
          <draw:text-box>
            <text:p>70mA</text:p>
          </draw:text-box>
        </draw:frame>
        <draw:frame draw:style-name="gr3" draw:layer="layout" svg:width="2.665cm" svg:height="1.188cm" draw:transform="rotate (1.5700981950941) translate (5.751cm 12.199cm)">
          <draw:text-box>
            <text:p>80mA</text:p>
          </draw:text-box>
        </draw:frame>
        <draw:frame draw:style-name="gr7" draw:layer="layout" svg:width="2.664cm" svg:height="1.188cm" draw:transform="rotate (1.5700981950941) translate (2.339cm 11.084cm)">
          <draw:text-box>
            <text:p>90m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2-25T15:12:42.584445421</dc:date>
    <dc:creator>frederik </dc:creator>
    <meta:generator>LibreOffice/4.2.8.2$Linux_X86_64 LibreOffice_project/420m0$Build-2</meta:generator>
    <meta:editing-duration>P0D</meta:editing-duration>
    <meta:editing-cycles>1</meta:editing-cycles>
    <meta:document-statistic meta:object-count="23"/>
  </office:meta>
</office:document-meta>
</file>